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table:number-columns-repeated="2"/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/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/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3" office:value-type="string">
            <text:p>- Հասմիկ Դ</text:p>
          </table:table-cell>
          <table:table-cell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4" table:style-name="ce15" office:value-type="string">
            <text:p>- Համլետ</text:p>
          </table:table-cell>
          <table:table-cell table:style-name="ce8"/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3" table:style-name="ce3" office:value-type="string">
            <text:p><text:s/>- Սերյոժա</text:p>
          </table:table-cell>
          <table:table-cell table:style-name="ce8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8/20/2015</text:date>, <text:time>12:3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20T12:32:41</dc:date>
    <meta:editing-duration>P1DT1H8M58S</meta:editing-duration>
    <meta:editing-cycles>733</meta:editing-cycles>
    <meta:generator>OpenOffice/4.1.1$Unix OpenOffice.org_project/411m6$Build-9775</meta:generator>
    <dc:creator>employee employee</dc:creator>
    <meta:document-statistic meta:table-count="6" meta:cell-count="1597" meta:object-count="0"/>
  </office:meta>
</office:document-meta>
</file>